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5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oy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Dark World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Labyrinthe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string" calcext:value-type="string">
            <text:p>Oasis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Healthy Healthy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71" calcext:value-type="float">
            <text:p>1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5T18:45:30.219000000</meta:creation-date>
    <dc:date>2014-06-15T19:05:19.285000000</dc:date>
    <meta:editing-duration>PT4M28S</meta:editing-duration>
    <meta:editing-cycles>1</meta:editing-cycles>
    <meta:document-statistic meta:table-count="1" meta:cell-count="20" meta:object-count="0"/>
    <meta:generator>LibreOffice/4.2.1.1$Windows_x86 LibreOffice_project/d7dbbd7842e6a58b0f521599204e827654e1fb8b</meta:generator>
  </office:meta>
</office:document-meta>
</file>